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8" style:family="paragraph" style:parent-style-name="Standard">
      <style:paragraph-properties fo:line-height="0.388cm" style:snap-to-layout-grid="false">
        <style:tab-stops/>
      </style:paragraph-properties>
      <style:text-properties style:font-name="Arial1" fo:font-size="8pt" fo:language="en" fo:country="GB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1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line-height="0.459cm"/>
      <style:text-properties style:font-name="Arial1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P13" style:family="paragraph" style:parent-style-name="Standard">
      <style:paragraph-properties fo:line-height="0.459cm"/>
      <style:text-properties style:font-name="Arial1" fo:font-size="11pt" fo:language="zxx" fo:country="none" fo:font-weight="bold" style:font-size-asian="11pt" style:language-asian="zxx" style:country-asian="none" style:font-weight-asian="bold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18" style:family="paragraph" style:parent-style-name="Table_20_Contents">
      <style:text-properties style:font-name="Arial1"/>
    </style:style>
    <style:style style:name="P19" style:family="paragraph" style:parent-style-name="Prénom_20_NOM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Prénom_20_NOM">
      <style:paragraph-properties fo:margin-left="0cm" fo:margin-right="0cm" fo:text-indent="0cm" style:auto-text-indent="false"/>
      <style:text-properties style:font-name="Arial1" fo:font-size="11pt" fo:font-weight="normal" style:font-size-asian="11pt" style:font-weight-asian="normal" style:font-size-complex="11pt" style:font-weight-complex="bold"/>
    </style:style>
    <style:style style:name="P21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2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4" style:family="paragraph" style:parent-style-name="Text_20_body" style:master-page-name="First_20_Page">
      <style:paragraph-properties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font-weight="bold" style:font-weight-asian="bold"/>
    </style:style>
    <style:style style:name="T6" style:family="text">
      <style:text-properties fo:text-transform="lowercase"/>
    </style:style>
    <style:style style:name="T7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apre_qua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referentapre_adresse"/>
        <text:user-field-decl office:value-type="string" office:string-value="" text:name="apre_natureaide_nomsuivi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" text:name="referent_mail"/>
        <text:user-field-decl office:value-type="string" office:string-value="" text:name="apre_numeroapr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referent">
        <text:p text:style-name="P24"/>
        <text:p text:style-name="P22"/>
        <text:p text:style-name="P23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8"/>
            </table:table-cell>
            <table:table-cell table:style-name="Tableau1.A1" table:number-rows-spanned="6" office:value-type="string">
              <text:p text:style-name="P11"><text:span text:style-name="T3"><text:user-field-get text:name="referent_qual"/></text:span><text:span text:style-name="T3"> <text:s text:c="2"/></text:span><text:span text:style-name="T3"><text:user-field-get text:name="referent_prenom"/></text:span><text:span text:style-name="T3"> </text:span><text:span text:style-name="T3"><text:user-field-get text:name="referent_nom"/></text:span></text:p>
              <text:p text:style-name="P12"><text:user-field-get text:name="structurereferente_num_voie"/> <text:span text:style-name="T6"><text:user-field-get text:name="structurereferente_type_voie"/></text:span> <text:user-field-get text:name="structurereferente_nom_voie"/></text:p>
              <text:p text:style-name="P12"><text:user-field-get text:name="structurereferente_code_postal"/> <text:span text:style-name="T7"><text:user-field-get text:name="structurereferente_ville"/></text:span></text:p>
              <text:p text:style-name="P12"/>
              <text:p text:style-name="P13"/>
            </table:table-cell>
          </table:table-row>
          <table:table-row>
            <table:table-cell table:style-name="Tableau1.A1" office:value-type="string">
              <text:p text:style-name="P7"><text:span text:style-name="T4">Réf. : </text:span><text:s/>DPAS/SIS/BIP</text:p>
              <text:p text:style-name="P7"><text:s text:c="11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9"><text:span text:style-name="T1">Affaire suivie par : </text:span><text:span text:style-name="T2"><text:user-field-get text:name="user_prenom">user_prenom</text:user-field-get></text:span><text:span text:style-name="T1"> </text:span><text:bookmark-start text:name="Texte7"/><text:span text:style-name="T2"><text:user-field-get text:name="user_nom">user_nom</text:user-field-get></text:span><text:bookmark-end text:name="Texte7"/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8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1">Bobigny, le <text:user-field-get text:name="comiteapre_datecomite"/></text:p>
            </table:table-cell>
            <table:table-cell table:style-name="Tableau1.A1" office:value-type="string">
              <text:p text:style-name="P18"/>
            </table:table-cell>
          </table:table-row>
        </table:table>
        <text:p text:style-name="P5"/>
        <text:p text:style-name="P14"/>
        <text:p text:style-name="P10"/>
        <text:p text:style-name="P15"><text:conditional-text text:condition="ooow:personne_qual==&quot;MR&quot;" text:string-value-if-true="Monsieur" text:string-value-if-false="Madame" text:current-value="true">Madame</text:conditional-text>,</text:p>
        <text:p text:style-name="P10"/>
        <text:p text:style-name="P17">Je vous prie de trouver ci-joint, une copie du courrier adressé à <text:user-field-get text:name="personne_qual"/> <text:user-field-get text:name="personne_prenom"/> <text:user-field-get text:name="personne_nom"/>, concernant sa demande d’Aide Personnalisée au Retour à l’Emploi (APRE).</text:p>
        <text:p text:style-name="P16"/>
        <text:p text:style-name="P16">Je vous remercie de votre collaboration et reste à votre disposition pour tout échange à ce sujet.</text:p>
        <text:p text:style-name="P16"/>
        <text:p text:style-name="P16">Je vous prie d'agréer, <text:user-field-get text:name="personne_qual"/>, l'expression de mes salutations distinguées.</text:p>
        <text:p text:style-name="P21"/>
        <text:p text:style-name="P17"><text:tab/><text:tab/><text:tab/><text:tab/><text:tab/><text:tab/><text:tab/>Pour le Président du Conseil général</text:p>
        <text:p text:style-name="P17"><text:tab/><text:tab/><text:tab/><text:tab/><text:tab/><text:tab/><text:tab/>Et par délégation</text:p>
        <text:p text:style-name="P17"/>
        <text:p text:style-name="P17"/>
        <text:p text:style-name="P20"><text:tab/><text:tab/><text:tab/><text:tab/><text:tab/><text:tab/><text:tab/></text:p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1:50:02</meta:creation-date>
    <dc:date>2012-07-25T10:26:38.59</dc:date>
    <meta:editing-duration>PT05H40M34S</meta:editing-duration>
    <meta:editing-cycles>35</meta:editing-cycles>
    <meta:generator>OpenOffice.org/3.2$Win32 OpenOffice.org_project/320m12$Build-9483</meta:generator>
    <dc:creator>Julien Mille</dc:creator>
    <meta:printed-by>Julien Mille</meta:printed-by>
    <meta:print-date>2012-03-06T09:54:55.82</meta:print-date>
    <meta:document-statistic meta:table-count="1" meta:image-count="0" meta:object-count="0" meta:page-count="1" meta:paragraph-count="15" meta:word-count="76" meta:character-count="520"/>
    <meta:user-defined meta:name="Info 1"/>
    <meta:user-defined meta:name="Info 2"/>
    <meta:user-defined meta:name="Info 3"/>
    <meta:user-defined meta:name="Info 4"/>
  </office:meta>
</office:document-meta>
</file>